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officeooo:rsid="00088ec2" officeooo:paragraph-rsid="00088ec2" style:font-size-asian="14pt" style:font-size-complex="16pt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officeooo:paragraph-rsid="00088ec2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>
      <style:text-properties officeooo:paragraph-rsid="000b372a"/>
    </style:style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>
      <style:text-properties fo:font-size="16pt" officeooo:rsid="00088ec2" officeooo:paragraph-rsid="00088ec2" style:font-size-asian="14pt" style:font-size-complex="16pt"/>
    </style:style>
    <style:style style:name="P11" style:family="paragraph" style:parent-style-name="Text_20_body" style:list-style-name="L2">
      <style:paragraph-properties fo:margin-top="0cm" fo:margin-bottom="0cm" style:contextual-spacing="false"/>
      <style:text-properties officeooo:rsid="00088ec2" officeooo:paragraph-rsid="00088ec2"/>
    </style:style>
    <style:style style:name="P12" style:family="paragraph" style:parent-style-name="Text_20_body" style:list-style-name="L3">
      <style:paragraph-properties fo:margin-top="0cm" fo:margin-bottom="0cm" style:contextual-spacing="false"/>
      <style:text-properties officeooo:rsid="00088ec2" officeooo:paragraph-rsid="00088ec2"/>
    </style:style>
    <style:style style:name="P13" style:family="paragraph" style:parent-style-name="Text_20_body" style:list-style-name="L3">
      <style:paragraph-properties fo:margin-top="0cm" fo:margin-bottom="0cm" style:contextual-spacing="false"/>
      <style:text-properties officeooo:rsid="000a50bd" officeooo:paragraph-rsid="000a50bd"/>
    </style:style>
    <style:style style:name="P14" style:family="paragraph" style:parent-style-name="Text_20_body" style:list-style-name="L4">
      <style:paragraph-properties fo:margin-top="0cm" fo:margin-bottom="0cm" style:contextual-spacing="false"/>
      <style:text-properties officeooo:rsid="000a50bd" officeooo:paragraph-rsid="000a50bd"/>
    </style:style>
    <style:style style:name="P15" style:family="paragraph" style:parent-style-name="Text_20_body" style:list-style-name="L5">
      <style:paragraph-properties fo:margin-top="0cm" fo:margin-bottom="0cm" style:contextual-spacing="false"/>
      <style:text-properties officeooo:rsid="000a50bd" officeooo:paragraph-rsid="000a50bd"/>
    </style:style>
    <style:style style:name="P16" style:family="paragraph" style:parent-style-name="Text_20_body" style:list-style-name="L5">
      <style:text-properties officeooo:rsid="000a50bd" officeooo:paragraph-rsid="000a50bd"/>
    </style:style>
    <style:style style:name="P17" style:family="paragraph" style:parent-style-name="Text_20_body">
      <style:paragraph-properties fo:margin-top="0cm" fo:margin-bottom="0cm" style:contextual-spacing="false"/>
      <style:text-properties fo:font-weight="bold" officeooo:rsid="000beec4" officeooo:paragraph-rsid="000beec4" style:font-weight-asian="bold" style:font-weight-complex="bold"/>
    </style:style>
    <style:style style:name="P18" style:family="paragraph" style:parent-style-name="Text_20_body" style:list-style-name="L6">
      <style:paragraph-properties fo:margin-top="0cm" fo:margin-bottom="0cm" style:contextual-spacing="false"/>
      <style:text-properties fo:font-weight="normal" officeooo:rsid="000beec4" officeooo:paragraph-rsid="000beec4" style:font-weight-asian="normal" style:font-weight-complex="normal"/>
    </style:style>
    <style:style style:name="T1" style:family="text">
      <style:text-properties officeooo:rsid="00088ec2"/>
    </style:style>
    <style:style style:name="T2" style:family="text">
      <style:text-properties officeooo:rsid="000a50bd"/>
    </style:style>
    <style:style style:name="T3" style:family="text">
      <style:text-properties officeooo:rsid="000b372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Perguntas p/ startup</text:p>
      <text:p text:style-name="P1"><text:tab/><text:tab/>cliente:Daniel</text:p>
      <text:p text:style-name="P1"/>
      <text:p text:style-name="P1"/>
      <text:p text:style-name="P10"><text:span text:style-name="Strong_20_Emphasis">Demográfica</text:span></text:p>
      <text:list xml:id="list2866275393" text:style-name="L1">
        <text:list-item>
          <text:p text:style-name="P2">Qual seu gênero? Idade? Cidade? Escolaridade?</text:p>
          <text:p text:style-name="P3"><text:span text:style-name="T1">Masculino,17,São Gonçalo do Amarante-CE,Ensino Médio incompleto.</text:span></text:p>
        </text:list-item>
      </text:list>
      <text:p text:style-name="Text_20_body"><text:span text:style-name="Strong_20_Emphasis">Pessoal/profissional</text:span></text:p>
      <text:list xml:id="list4177129814" text:style-name="L2">
        <text:list-item>
          <text:p text:style-name="P4">Como é sua rotina?</text:p>
          <text:p text:style-name="P11">Acorda cedo , vai para escola e depois volto para casa muito cansado </text:p>
        </text:list-item>
        <text:list-item>
          <text:p text:style-name="P4">Quais são suas principais responsabilidades?</text:p>
          <text:p text:style-name="P11">Estudar,ajudar a mãe no final de semana e vender bolo de pote</text:p>
        </text:list-item>
        <text:list-item>
          <text:p text:style-name="P4">Quais são seus principais objetivos e o<text:span text:style-name="T3">b</text:span>stáculos pra atingi-los?</text:p>
        </text:list-item>
      </text:list>
      <text:p text:style-name="Text_20_body"><text:tab/><text:span text:style-name="T1">Entrar na faculdade e ter uma estabilidade financeira , passar no Enem e a dificuldade do <text:tab/>mercado de trabalho. </text:span></text:p>
      <text:p text:style-name="Text_20_body"><text:span text:style-name="Strong_20_Emphasis">Consumo de conteúdo</text:span></text:p>
      <text:list xml:id="list2471166287" text:style-name="L3">
        <text:list-item>
          <text:p text:style-name="P5">Quais redes sociais você usa?</text:p>
          <text:p text:style-name="P12">Instagram,facebook,whatsapp e youtube.</text:p>
        </text:list-item>
        <text:list-item>
          <text:p text:style-name="P5">Como você se mantém informado?</text:p>
          <text:p text:style-name="P12">Google e youtube.</text:p>
        </text:list-item>
        <text:list-item>
          <text:p text:style-name="P5">Como você aprende novas habilidades?</text:p>
          <text:p text:style-name="P13">Analisando e estudando</text:p>
        </text:list-item>
        <text:list-item>
          <text:p text:style-name="P6">Quais assuntos você mais gosta de acompanhar?</text:p>
          <text:p text:style-name="P6"><text:span text:style-name="T2">Futebol e games.</text:span></text:p>
        </text:list-item>
      </text:list>
      <text:p text:style-name="Text_20_body"><text:span text:style-name="Strong_20_Emphasis">Hábitos de compra</text:span></text:p>
      <text:list xml:id="list2780910402" text:style-name="L4">
        <text:list-item>
          <text:p text:style-name="P7">Quais marcas você costuma usar?</text:p>
          <text:p text:style-name="P14">Nike , advance e puma.</text:p>
        </text:list-item>
        <text:list-item>
          <text:p text:style-name="P7">Como você se informa sobre marcas e produtos? Onde costuma comprar?</text:p>
          <text:p text:style-name="P14">Nas redes sociais,Loja fisica e onlines.</text:p>
        </text:list-item>
        <text:list-item>
          <text:p text:style-name="P7">Em quais canais você prefere interagir com marcas?</text:p>
          <text:p text:style-name="P14">Instagram , whaszapp e falando com os vendores na loja fisica.</text:p>
          <text:p text:style-name="P14"/>
        </text:list-item>
      </text:list>
      <text:p text:style-name="P17">Serviços que você costuma usar</text:p>
      <text:list xml:id="list3689570382" text:style-name="L6">
        <text:list-item>
          <text:p text:style-name="P18">quais são esses serviço?</text:p>
          <text:p text:style-name="P18">Conserto de console e computador.</text:p>
        </text:list-item>
        <text:list-item>
          <text:p text:style-name="P18">Esses serviços tem <text:s/>na sua cidade?</text:p>
          <text:p text:style-name="P18">Não, infelizmente não encontrei esse serviço na minha cidade. </text:p>
        </text:list-item>
        <text:list-item>
          <text:p text:style-name="P18">Então o que você faz para conseguir <text:s/>esse serviço? </text:p>
          <text:p text:style-name="P18">Normalmente vou para a cidade mais próxima <text:s/>que ofereça esse serviço,</text:p>
          <text:p text:style-name="P18">tem vezes que tenho que ir para Fortaleza.</text:p>
        </text:list-item>
      </text:list>
      <text:p text:style-name="Text_20_body"><text:span text:style-name="Strong_20_Emphasis">Relação com a empresa</text:span></text:p>
      <text:list xml:id="list1395550206" text:style-name="L5">
        <text:list-item>
          <text:p text:style-name="P9"><text:soft-page-break/>O que te levou a procurar as soluções da empresa x?</text:p>
          <text:p text:style-name="P15">Estilo , necessidades e desejos.</text:p>
        </text:list-item>
        <text:list-item>
          <text:p text:style-name="P9">Como a empresa x te ajuda a solucionar seus desafios?</text:p>
          <text:p text:style-name="P15">Deixando mais estiloso e mais bonito.</text:p>
        </text:list-item>
        <text:list-item>
          <text:p text:style-name="P8">Qual a maior qualidade da empresa x?</text:p>
          <text:p text:style-name="P16">Preço e qualidade dos produtos.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0:01:12.011520433</meta:creation-date>
    <dc:date>2024-03-07T11:24:41.230952778</dc:date>
    <meta:editing-duration>PT32M28S</meta:editing-duration>
    <meta:editing-cycles>1</meta:editing-cycles>
    <meta:document-statistic meta:table-count="0" meta:image-count="0" meta:object-count="0" meta:page-count="2" meta:paragraph-count="44" meta:word-count="306" meta:character-count="1728" meta:non-whitespace-character-count="1488"/>
    <meta:generator>LibreOffice/7.3.7.2$Linux_X86_64 LibreOffice_project/30$Build-2</meta:generator>
  </office:meta>
</office:document-meta>
</file>